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Ελληνικα</text:p>
      <text:p text:style-name="Standard">{%= @h['ελληνικο']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5T21:42:36</meta:creation-date>
    <dc:date>2012-01-13T20:36:34</dc:date>
    <meta:editing-duration>PT9M13S</meta:editing-duration>
    <meta:editing-cycles>13</meta:editing-cycles>
    <meta:generator>LibreOffice/3.4$Unix LibreOffice_project/340m1$Build-402</meta:generator>
    <meta:document-statistic meta:table-count="0" meta:image-count="0" meta:object-count="0" meta:page-count="1" meta:paragraph-count="2" meta:word-count="4" meta:character-count="29" meta:non-whitespace-character-count="27"/>
  </office:meta>
</office:document-meta>
</file>